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e87d" style:font-weight-asian="normal" style:font-weight-complex="normal"/>
    </style:style>
    <style:style style:name="T3" style:family="text">
      <style:text-properties officeooo:rsid="0044b5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 Silveira</text:p>
      <text:p text:style-name="P2">Lucas</text:p>
      <text:p text:style-name="P2">B2</text:p>
      <text:p text:style-name="P1">Résumé n°1</text:p>
      <text:p text:style-name="P2"/>
      <text:p text:style-name="P2"/>
      <text:p text:style-name="Text_20_body"><text:span text:style-name="T1">T</text:span><text:span text:style-name="Strong_20_Emphasis"><text:span text:style-name="T1">ous les deux jours, nous produisons autant d’informations que ce qui a été généré depuis les débuts de l’Humanité jusqu’à 2003. Une question se pose alors , est-ce que les data centers ( serveurs où sont stocker les données) sont la première source de pollution dans domaine du numérique ? Pour y répondre <text:s/>l’ADEME</text:span></text:span><text:span text:style-name="Strong_20_Emphasis"><text:span text:style-name="T1"><text:note text:id="ftn1" text:note-class="footnote"><text:note-citation>1</text:note-citation><text:note-body><text:p text:style-name="Footnote">L’Agence de l’environnement et de la maîtrise de l’énergie (ADEME ou Ademe) est un établissement public à caractère industriel et commercial français créé en 1991. <text:span text:style-name="T3">Elle </text:span>suscite, anime, coordonne, facilite ou réalise des opérations de protection de l’environnement et la maîtrise de l’énergie.</text:p></text:note-body></text:note></text:span></text:span><text:span text:style-name="Strong_20_Emphasis"><text:span text:style-name="T1"> estime que la consommation électrique du numérique provient à 30 % des data centers hébergeant nos données, cela représente 1 % de la consommation électrique mondiale. Un d</text:span></text:span><text:span text:style-name="Strong_20_Emphasis"><text:span text:style-name="T2">ata center</text:span></text:span><text:span text:style-name="Strong_20_Emphasis"><text:span text:style-name="T1"> a besoin d’être climatisé pour préserver l’intégrité des circuits électroniques.</text:span></text:span></text:p>
      <text:p text:style-name="Text_20_body"><text:span text:style-name="Strong_20_Emphasis"><text:span text:style-name="T1">Une solution est trouvé, utilisé la chaleur émise par les data centers pour s’en servir comme chauffage urbain, mais compliqué techniquement à mettre en place.</text:span></text:span></text:p>
      <text:p text:style-name="Text_20_body"><text:span text:style-name="Strong_20_Emphasis"><text:span text:style-name="T1">La question, est-ce que les </text:span></text:span><text:span text:style-name="Emphasis"><text:span text:style-name="T1">data centers</text:span></text:span><text:span text:style-name="Strong_20_Emphasis"><text:span text:style-name="T1"> méritent-ils encore leur réputation d’ogres numériques ? Est maintenant close, car d’après le rapport de négaWatt les terminaux consommait déjà deux fois plus que les data centers. On <text:s/>en conclu donc que les data centers ne sont pas la première source de pollution dans le domaine du numérique.</text:span></text:span></text:p>
      <text:p text:style-name="Text_20_body"><text:span text:style-name="Strong_20_Emphasis"><text:span text:style-name="T1">Que faire pour limité notre impact écologique ? Tout d’abord adapter sa résolution de vidéo à l’écran utilisé , pour les vidéos en ligne. Ensuite désactiver la lecture automatique et privilégier le téléchargement musicale par rapport à l’écoute en streaming. On estime en moyenne 0 nouveaux utilisateurs par seconde dans le monde alors appliquer ces gestes primordiale. Enfin on estime que transporter une data sur Internet consomme 2 fois plus d’énergie que de la stocker pendant 1 an sur des serveurs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22:32:33.498780630</meta:creation-date>
    <dc:date>2022-11-16T13:48:32.606213490</dc:date>
    <meta:editing-duration>PT25M48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9" meta:word-count="303" meta:character-count="1897" meta:non-whitespace-character-count="1601"/>
  </office:meta>
</office:document-meta>
</file>